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Producer Part No</text:p>
          </table:table-cell>
          <table:table-cell table:style-name="ce2" office:value-type="string" calcext:value-type="string">
            <text:p>Farnell Part No</text:p>
          </table:table-cell>
          <table:table-cell table:style-name="ce2" office:value-type="string" calcext:value-type="string">
            <text:p>Farnell American</text:p>
          </table:table-cell>
          <table:table-cell table:style-name="ce2" office:value-type="string" calcext:value-type="string">
            <text:p>DigiKey Part No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4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EBV-02-D</text:p>
          </table:table-cell>
          <table:table-cell table:style-name="ce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4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4"/>
          <table:table-cell table:number-columns-repeated="2"/>
          <table:table-cell office:value-type="string" calcext:value-type="string">
            <text:p>Digipot 50 koh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4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4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5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4"/>
          <table:table-cell/>
          <table:table-cell table:style-name="ce4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diode for circuit protection</text:p>
          </table:table-cell>
          <table:table-cell table:style-name="ce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4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RJ6ENF3403V</text:p>
          </table:table-cell>
          <table:table-cell office:value-type="string" calcext:value-type="string">
            <text:p><text:a xlink:href="https://nl.farnell.com/panasonic/erj6enf3403v/res-340k-1-0-125w-0805-thick-film/dp/2303820" xlink:type="simple">2303820</text:a></text:p>
          </table:table-cell>
          <table:table-cell table:number-columns-repeated="3"/>
          <table:table-cell office:value-type="string" calcext:value-type="string">
            <text:p>Resistor 340K voltage divider photo-diod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table:number-columns-repeated="3"/>
          <table:table-cell office:value-type="string" calcext:value-type="string">
            <text:p>47 nF 2012 ca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table:number-columns-repeated="3"/>
          <table:table-cell office:value-type="string" calcext:value-type="string">
            <text:p>1 µF 2012 ca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BYCON</text:p>
          </table:table-cell>
          <table:table-cell table:style-name="ce7" office:value-type="string" calcext:value-type="string">
            <text:p>35ZLH100MEFC6.3X11</text:p>
          </table:table-cell>
          <table:table-cell table:style-name="ce6" office:value-type="string" calcext:value-type="string">
            <text:p><text:a xlink:href="https://nl.farnell.com/rubycon/35zlh100mefc6-3x11/cap-100-f-35v-20/dp/8126658" xlink:type="simple">8126658</text:a></text:p>
          </table:table-cell>
          <table:table-cell table:number-columns-repeated="3"/>
          <table:table-cell office:value-type="string" calcext:value-type="string">
            <text:p>100 µF 6.3 mm radial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 us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ISHAY</text:p>
          </table:table-cell>
          <table:table-cell table:style-name="ce3" office:value-type="string" calcext:value-type="string">
            <text:p>SS1H10-E3/61T</text:p>
          </table:table-cell>
          <table:table-cell table:style-name="ce3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1" table:number-columns-repeated="3"/>
          <table:table-cell table:style-name="ce1" office:value-type="string" calcext:value-type="string">
            <text:p>schottky rectifier for circuit protection, flyback diode fan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21:19:40.342973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4-08T23:19:06.351850417</dc:date>
    <meta:editing-duration>PT6H44M40S</meta:editing-duration>
    <meta:editing-cycles>41</meta:editing-cycles>
    <meta:generator>LibreOffice/5.1.6.2$Linux_X86_64 LibreOffice_project/10m0$Build-2</meta:generator>
    <meta:document-statistic meta:table-count="1" meta:cell-count="161" meta:object-count="0"/>
  </office:meta>
</office:document-meta>
</file>